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0(3900)</text:p>
          </table:table-cell>
          <table:table-cell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0(4300)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200" calcext:value-type="float">
            <text:p>200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300" calcext:value-type="float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400" calcext:value-type="float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550" calcext:value-type="float">
            <text:p>55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table:number-columns-repeated="3"/>
          <table:table-cell table:style-name="ce17" table:formula="of:=SUM([.B25:.F25])" office:value-type="float" office:value="12300" calcext:value-type="float">
            <text:p>12300</text:p>
          </table:table-cell>
          <table:table-cell table:style-name="ce23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440" calcext:value-type="float">
            <text:p>44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796.25" calcext:value-type="float">
            <text:p>79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table:formula="of:=SUM([.C44:.F44])" office:value-type="float" office:value="356.25" calcext:value-type="float">
            <text:p>3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356.25" calcext:value-type="float">
            <text:p>356.25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];[.D44];[.E44];[.F44])" office:value-type="float" office:value="440" calcext:value-type="float">
            <text:p>44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796.25" calcext:value-type="float">
            <text:p>796.25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6" office:value-type="float" office:value="356.25" calcext:value-type="float">
            <text:p>356.25</text:p>
          </table:table-cell>
          <table:table-cell table:style-name="ce17" table:formula="of:=[.D25]/15" office:value-type="float" office:value="0" calcext:value-type="float">
            <text:p>0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796.25" calcext:value-type="float">
            <text:p>796.25</text:p>
          </table:table-cell>
          <table:table-cell table:style-name="ce46"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44])" office:value-type="float" office:value="356.25" calcext:value-type="float">
            <text:p>356.25</text:p>
          </table:table-cell>
          <table:table-cell office:value-type="string" calcext:value-type="string">
            <text:p>Step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7" table:formula="of:=SUM([.H25:.H45])" office:value-type="float" office:value="12300" calcext:value-type="float">
            <text:p>123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1:15:10.249084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8T11:23:52.698151047</dc:date>
    <meta:editing-duration>P2DT23H33M54S</meta:editing-duration>
    <meta:editing-cycles>1349</meta:editing-cycles>
    <meta:generator>LibreOffice/4.2.8.2$Linux_X86_64 LibreOffice_project/420m0$Build-2</meta:generator>
    <meta:document-statistic meta:table-count="10" meta:cell-count="3187" meta:object-count="0"/>
  </office:meta>
</office:document-meta>
</file>